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4.75cm" style:page-number="auto" fo:break-before="auto" fo:break-after="auto" table:align="margins" style:may-break-between-rows="false"/>
    </style:style>
    <style:style style:name="Table1.A" style:family="table-column">
      <style:table-column-properties style:column-width="2.672cm" style:rel-column-width="1515*"/>
    </style:style>
    <style:style style:name="Table1.B" style:family="table-column">
      <style:table-column-properties style:column-width="2.078cm" style:rel-column-width="1178*"/>
    </style:style>
    <style:style style:name="Table1.1" style:family="table-row">
      <style:table-row-properties style:row-height="0.36cm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row-height="1.9cm"/>
    </style:style>
    <style:style style:name="P1" style:family="paragraph" style:parent-style-name="Standard">
      <style:text-properties fo:font-size="2pt" officeooo:rsid="000b5b5d" officeooo:paragraph-rsid="000b5b5d" style:font-size-asian="1.75pt" style:font-size-complex="2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style:font-name="Segoe UI Emoji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33a5b8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c90805" officeooo:paragraph-rsid="00344a48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ad84c" officeooo:paragraph-rsid="00344a48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8pt" fo:language="fr" fo:country="FR" fo:font-style="normal" fo:font-weight="normal" officeooo:rsid="003ad84c" officeooo:paragraph-rsid="00344a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2pt" fo:font-style="normal" fo:font-weight="normal" officeooo:rsid="01c90805" officeooo:paragraph-rsid="0033fb35" style:font-size-asian="1.75pt" style:font-style-asian="normal" style:font-weight-asian="normal" style:font-size-complex="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004d310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02d5746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02d6ffd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 Mono" fo:font-weight="bold" style:font-weight-asian="bold" style:font-weight-complex="bold"/>
    </style:style>
    <style:style style:name="T3" style:family="text">
      <style:text-properties officeooo:rsid="0033fb35"/>
    </style:style>
    <style:style style:name="T4" style:family="text">
      <style:text-properties fo:font-size="6pt" fo:language="fr" fo:country="FR" officeooo:rsid="003ad84c" style:font-size-asian="6pt" style:font-size-complex="6pt"/>
    </style:style>
    <style:style style:name="T5" style:family="text">
      <style:text-properties officeooo:rsid="0037a14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run-through" style:number-wrapped-paragraphs="no-limit" style:vertical-pos="from-top" style:vertical-rel="paragraph" style:horizontal-pos="from-left" style:horizontal-rel="paragraph" fo:background-color="#1c1c1c" draw:fill="solid" draw:fill-color="#1c1c1c" fo:padding="0cm" fo:border="none" style:shadow="none" draw:shadow-opacity="100%" style:flow-with-text="tru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<text:span text:style-name="T2"><text:text-input text:description="&lt;o.default_code&gt;">Reference</text:text-input>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<text:text-input text:description="&lt;o.name&gt;">Name</text:text-input></text:p>
            <text:p text:style-name="P9"><text:text-input text:description="&lt;o.get_manufacturer()&gt;">Marque</text:text-input></text:p>
            <text:p text:style-name="P5"/>
          </table:table-cell>
          <table:table-cell table:style-name="Table1.A1" office:value-type="string">
            <text:p text:style-name="P12"><draw:frame draw:style-name="fr1" draw:name="image: barcode(o.get_qrcode_data(),'qrcode',None,2,1) " text:anchor-type="char" svg:x="0.011cm" svg:y="0.09cm" svg:width="2.037cm" svg:height="1.842cm" draw:z-index="0"><draw:text-box><text:p text:style-name="Frame_20_contents"/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399cm" style:type="center"/>
          <style:tab-stop style:position="4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399cm" style:type="center"/>
          <style:tab-stop style:position="4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4.748cm" table:align="left"/>
    </style:style>
    <style:style style:name="Table2.A" style:family="table-column">
      <style:table-column-properties style:column-width="1.199cm"/>
    </style:style>
    <style:style style:name="Table2.B" style:family="table-column">
      <style:table-column-properties style:column-width="0.402cm"/>
    </style:style>
    <style:style style:name="Table2.D" style:family="table-column">
      <style:table-column-properties style:column-width="0.467cm"/>
    </style:style>
    <style:style style:name="Table2.E" style:family="table-column">
      <style:table-column-properties style:column-width="1.48cm"/>
    </style:style>
    <style:style style:name="Table2.1" style:family="table-row">
      <style:table-row-properties style:row-height="0.4cm"/>
    </style:style>
    <style:style style:name="Table2.A1" style:family="table-cell">
      <style:table-cell-properties fo:padding="0cm" fo:border="none" style:writing-mode="page"/>
    </style:style>
    <style:style style:name="MP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c90805" officeooo:paragraph-rsid="00344a48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text-properties style:font-name="Segoe UI Emoji" fo:font-size="9pt" style:font-size-asian="9pt" style:font-size-complex="9pt"/>
    </style:style>
    <style:style style:name="MP3" style:family="paragraph" style:parent-style-name="Standard">
      <style:text-properties fo:font-size="9pt" style:font-size-asian="9pt" style:font-size-complex="9pt"/>
    </style:style>
    <style:style style:name="MP4" style:family="paragraph" style:parent-style-name="Table_20_Contents">
      <style:paragraph-properties fo:text-align="start" style:justify-single-word="false"/>
      <style:text-properties style:font-name="Calibri" fo:font-size="8pt" fo:language="fr" fo:country="FR" fo:font-style="normal" fo:font-weight="normal" officeooo:rsid="003ad84c" officeooo:paragraph-rsid="00344a48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rsid="003ad84c" officeooo:paragraph-rsid="00344a48" style:font-size-asian="8pt" style:font-style-asian="normal" style:font-weight-asian="normal" style:font-size-complex="8pt" style:font-style-complex="normal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style:font-name="Calibri" fo:font-size="2pt" fo:font-style="normal" fo:font-weight="normal" officeooo:rsid="01c90805" officeooo:paragraph-rsid="0033fb35" style:font-size-asian="1.75pt" style:font-style-asian="normal" style:font-weight-asian="normal" style:font-size-complex="2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001cm" fo:page-height="3cm" style:num-format="1" style:print-orientation="landscape" fo:margin-top="0.049cm" fo:margin-bottom="0cm" fo:margin-left="0.15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row table:style-name="Table2.1">
            <table:table-cell table:style-name="Table2.A1" office:value-type="string">
              <text:p text:style-name="MP1"><text:text-input text:description="&lt;o.loc_rack&gt;">X</text:text-input>.<text:span text:style-name="MT1"><text:text-input text:description="&lt;o.loc_row&gt;">Y</text:text-input></text:span><text:span text:style-name="MT1">.</text:span><text:text-input text:description="&lt;o.loc_case&gt;">Z</text:text-input></text:p>
            </table:table-cell>
            <table:table-cell table:style-name="Table2.A1" office:value-type="string">
              <text:p text:style-name="MP2">🗳️</text:p>
              <text:p text:style-name="MP3"/>
            </table:table-cell>
            <table:table-cell table:style-name="Table2.A1" office:value-type="string">
              <text:p text:style-name="MP4"><text:text-input text:description="&lt;o.uom_id.name&gt;">Uom</text:text-input></text:p>
            </table:table-cell>
            <table:table-cell table:style-name="Table2.A1" office:value-type="string">
              <text:p text:style-name="MP2">🛒</text:p>
              <text:p text:style-name="MP3"/>
            </table:table-cell>
            <table:table-cell table:style-name="Table2.A1" office:value-type="string">
              <text:p text:style-name="MP5"><text:text-input text:description="&lt;o.uom_po_id.name&gt;">UomPO</text:text-inpu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5T12:36:53.524000000</meta:creation-date>
    <meta:print-date>2022-01-05T12:37:47.797000000</meta:print-date>
    <dc:date>2022-01-05T14:28:08.428000000</dc:date>
    <meta:editing-duration>PT1H50M21S</meta:editing-duration>
    <meta:editing-cycles>54</meta:editing-cycles>
    <meta:generator>LibreOffice/6.4.4.2$Windows_X86_64 LibreOffice_project/3d775be2011f3886db32dfd395a6a6d1ca2630ff</meta:generator>
    <meta:document-statistic meta:table-count="2" meta:image-count="0" meta:object-count="0" meta:page-count="1" meta:paragraph-count="8" meta:word-count="28" meta:character-count="50" meta:non-whitespace-character-count="50"/>
  </office:meta>
</office:document-meta>
</file>